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116.54mm"/>
    </style:style>
    <style:style style:name="co4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94mm" fo:break-before="auto" style:use-optimal-row-height="false"/>
    </style:style>
    <style:style style:name="ro3" style:family="table-row">
      <style:table-row-properties style:row-height="10.05mm" fo:break-before="auto" style:use-optimal-row-height="fals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ro7" style:family="table-row">
      <style:table-row-properties style:row-height="13.23mm" fo:break-before="auto" style:use-optimal-row-height="false"/>
    </style:style>
    <style:style style:name="ro8" style:family="table-row">
      <style:table-row-properties style:row-height="11.38mm" fo:break-before="auto" style:use-optimal-row-height="false"/>
    </style:style>
    <style:style style:name="ro9" style:family="table-row">
      <style:table-row-properties style:row-height="341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outline="false" style:text-line-through-style="none" style:text-line-through-type="none" style:font-name="JetBrai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1.5pt" style:font-name-complex="JetBrains Mono" style:font-name="JetBrains Mono" style:font-weight-asian="normal" style:font-size-complex="11.5pt" fo:font-weight="normal" style:font-style-asian="normal" fo:font-size="11.5pt" style:font-weight-complex="normal" style:font-style-complex="normal" fo:font-style="normal" style:font-name-asian="JetBrains Mono" fo:color="#cc7832"/>
    </style:style>
    <style:style style:name="T2" style:family="text">
      <style:text-properties style:font-size-asian="11.5pt" style:font-name-complex="JetBrains Mono" style:font-name="JetBrains Mono" style:font-weight-asian="normal" style:font-size-complex="11.5pt" fo:font-weight="normal" style:font-style-asian="normal" fo:font-size="11.5pt" style:font-weight-complex="normal" style:font-style-complex="normal" fo:font-style="normal" style:font-name-asian="JetBrains Mono" fo:color="#a9b7c6"/>
    </style:style>
    <style:style style:name="T3" style:family="text">
      <style:text-properties style:font-size-asian="11.5pt" style:font-name-complex="JetBrains Mono" style:font-name="JetBrains Mono" style:font-weight-asian="normal" style:font-size-complex="11.5pt" fo:font-weight="normal" style:font-style-asian="normal" fo:font-size="11.5pt" style:font-weight-complex="normal" style:font-style-complex="normal" fo:font-style="normal" style:font-name-asian="JetBrains Mono" fo:color="#ffc66d"/>
    </style:style>
    <style:style style:name="T4" style:family="text">
      <style:text-properties style:font-size-asian="11.5pt" style:font-name-complex="JetBrains Mono" style:font-name="JetBrains Mono" style:font-weight-asian="normal" style:font-size-complex="11.5pt" fo:font-weight="normal" style:font-style-asian="normal" fo:font-size="11.5pt" style:font-weight-complex="normal" style:font-style-complex="normal" fo:font-style="normal" style:font-name-asian="JetBrains Mono" fo:color="#6a8759"/>
    </style:style>
    <style:style style:name="T5" style:family="text">
      <style:text-properties style:font-size-asian="11.5pt" style:font-name-complex="JetBrains Mono" style:font-name="JetBrains Mono" style:font-weight-asian="normal" style:font-size-complex="11.5pt" fo:font-weight="normal" style:font-style-asian="normal" fo:font-size="11.5pt" style:font-weight-complex="normal" style:font-style-complex="normal" fo:font-style="normal" style:font-name-asian="JetBrains Mono" fo:color="#aa4926"/>
    </style:style>
    <style:style style:name="T6" style:family="text">
      <style:text-properties style:font-size-asian="11.5pt" style:font-name-complex="JetBrains Mono" style:font-name="JetBrains Mono" style:font-weight-asian="normal" style:font-size-complex="11.5pt" fo:font-weight="normal" style:font-style-asian="normal" fo:font-size="11.5pt" style:font-weight-complex="normal" style:font-style-complex="normal" fo:font-style="normal" style:font-name-asian="JetBrains Mono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siva principal</text:p>
          </table:table-cell>
          <table:table-cell office:value-type="string" calcext:value-type="string">
            <text:p>kumar HOD</text:p>
          </table:table-cell>
          <table:table-cell office:value-type="string" calcext:value-type="string">
            <text:p>college superadmin</text:p>
          </table:table-cell>
          <table:table-cell office:value-type="string" calcext:value-type="string">
            <text:p>muthu staff</text:p>
          </table:table-cell>
          <table:table-cell office:value-type="string" calcext:value-type="string">
            <text:p>selva student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Here are the app requirements: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4" office:value-type="string" calcext:value-type="string">
            <text:p>User types: Django Super admin, Principal, HOD, Staff, Student.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4" office:value-type="string" calcext:value-type="string">
            <text:p>Django super admin can create a principal.</text:p>
          </table:table-cell>
          <table:table-cell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The principal can create Departments, HODs, Staffs, and Semesters.</text:p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" office:value-type="string" calcext:value-type="string">
            <text:p>HOD can create Staffs and Student.</text:p>
          </table:table-cell>
          <table:table-cell table:number-columns-repeated="3"/>
        </table:table-row>
        <table:table-row table:style-name="ro6">
          <table:table-cell table:number-columns-repeated="3"/>
          <table:table-cell table:style-name="ce4" office:value-type="string" calcext:value-type="string">
            <text:p>Staff can create/edit marks of students.</text:p>
          </table:table-cell>
          <table:table-cell table:number-columns-repeated="3"/>
        </table:table-row>
        <table:table-row table:style-name="ro7">
          <table:table-cell table:number-columns-repeated="3"/>
          <table:table-cell table:style-name="ce4" office:value-type="string" calcext:value-type="string">
            <text:p>The principal can view the marks of students from all departments and should be able to filter marks by department and semester.</text:p>
          </table:table-cell>
          <table:table-cell table:number-columns-repeated="3"/>
        </table:table-row>
        <table:table-row table:style-name="ro8">
          <table:table-cell table:number-columns-repeated="3"/>
          <table:table-cell table:style-name="ce4" office:value-type="string" calcext:value-type="string">
            <text:p>HOD can view the marks of students from their department and should be able to filter marks by semester.</text:p>
          </table:table-cell>
          <table:table-cell/>
          <table:table-cell office:value-type="string" calcext:value-type="string">
            <text:p>Sa80 27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Students can view their marks of all semesters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formula="of:=445+290" office:value-type="float" office:value="735" calcext:value-type="float">
            <text:p>73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9">
          <table:table-cell table:number-columns-repeated="5"/>
          <table:table-cell table:style-name="ce2" office:value-type="string" calcext:value-type="string">
            <text:p><text:span text:style-name="T1">from </text:span><text:span text:style-name="T2">django.urls </text:span><text:span text:style-name="T1">import </text:span><text:span text:style-name="T2">reverse</text:span><text:span text:style-name="T1">from </text:span><text:span text:style-name="T2">django.http </text:span><text:span text:style-name="T1">import </text:span><text:span text:style-name="T2">HttpResponsePermanentRedirect</text:span><text:span text:style-name="T1">from </text:span><text:span text:style-name="T2">django.shortcuts </text:span><text:span text:style-name="T1">import </text:span><text:span text:style-name="T2">render</text:span><text:span text:style-name="T1">, </text:span><text:span text:style-name="T2">redirect</text:span><text:span text:style-name="T1">from </text:span><text:span text:style-name="T2">marks_system.models </text:span><text:span text:style-name="T1">import </text:span><text:span text:style-name="T2">*</text:span><text:span text:style-name="T1">from </text:span><text:span text:style-name="T2">marks_system.forms </text:span><text:span text:style-name="T1">import </text:span><text:span text:style-name="T2">*</text:span><text:span text:style-name="T1">from </text:span><text:span text:style-name="T2">django.contrib.auth.models </text:span><text:span text:style-name="T1">import </text:span><text:span text:style-name="T2">User</text:span><text:span text:style-name="T1">from </text:span><text:span text:style-name="T2">django.contrib.auth </text:span><text:span text:style-name="T1">import </text:span><text:span text:style-name="T2">authenticate</text:span><text:span text:style-name="T1">, </text:span><text:span text:style-name="T2">login</text:span><text:span text:style-name="T1">, </text:span><text:span text:style-name="T2">logout</text:span><text:span text:style-name="T1">from </text:span><text:span text:style-name="T2">django.contrib.auth.decorators </text:span><text:span text:style-name="T1">import </text:span><text:span text:style-name="T2">login_required</text:span><text:span text:style-name="T1">from </text:span><text:span text:style-name="T2">django.contrib.auth </text:span><text:span text:style-name="T1">import </text:span><text:span text:style-name="T2">get_user_model</text:span><text:span text:style-name="T1">from </text:span><text:span text:style-name="T2">django.contrib.auth.models </text:span><text:span text:style-name="T1">import </text:span><text:span text:style-name="T2">PermissionUser = get_user_model()</text:span><text:span text:style-name="T1">def </text:span><text:span text:style-name="T3">index</text:span><text:span text:style-name="T2">(request):    </text:span><text:span text:style-name="T1">return </text:span><text:span text:style-name="T2">render(request</text:span><text:span text:style-name="T1">, </text:span><text:span text:style-name="T4">'index.html'</text:span><text:span text:style-name="T2">)</text:span><text:span text:style-name="T1">def </text:span><text:span text:style-name="T3">login_view</text:span><text:span text:style-name="T2">(request):    </text:span><text:span text:style-name="T1">if </text:span><text:span text:style-name="T2">request.method == </text:span><text:span text:style-name="T4">'GET'</text:span><text:span text:style-name="T2">:        </text:span><text:span text:style-name="T1">return </text:span><text:span text:style-name="T2">render(request</text:span><text:span text:style-name="T1">, </text:span><text:span text:style-name="T4">'login.html'</text:span><text:span text:style-name="T1">, </text:span><text:span text:style-name="T2">{</text:span><text:span text:style-name="T4">'login_form'</text:span><text:span text:style-name="T2">: LoginForm()})    </text:span><text:span text:style-name="T1">elif </text:span><text:span text:style-name="T2">request.method == </text:span><text:span text:style-name="T4">'POST'</text:span><text:span text:style-name="T2">:        form = LoginForm(request.POST)        </text:span><text:span text:style-name="T1">if </text:span><text:span text:style-name="T2">form.is_valid():            user_name = form.cleaned_data[</text:span><text:span text:style-name="T4">'user_name'</text:span><text:span text:style-name="T2">].strip()            password = form.cleaned_data[</text:span><text:span text:style-name="T4">'password'</text:span><text:span text:style-name="T2">].strip()            user = authenticate(</text:span><text:span text:style-name="T5">username</text:span><text:span text:style-name="T2">=user_name</text:span><text:span text:style-name="T1">, </text:span><text:span text:style-name="T5">password</text:span><text:span text:style-name="T2">=password)            </text:span><text:span text:style-name="T1">if </text:span><text:span text:style-name="T2">user </text:span><text:span text:style-name="T1">is not None</text:span><text:span text:style-name="T2">:                login(request</text:span><text:span text:style-name="T1">, </text:span><text:span text:style-name="T2">user)                </text:span><text:span text:style-name="T1">return </text:span><text:span text:style-name="T2">redirect(reverse(</text:span><text:span text:style-name="T4">'marks_system:superadmin_dashboard'</text:span><text:span text:style-name="T2">))            </text:span><text:span text:style-name="T1">else</text:span><text:span text:style-name="T2">:                message = </text:span><text:span text:style-name="T4">'Invalid username/password'                </text:span><text:span text:style-name="T1">return </text:span><text:span text:style-name="T2">render(request</text:span><text:span text:style-name="T1">, </text:span><text:span text:style-name="T4">"login.html"</text:span><text:span text:style-name="T1">,                              </text:span><text:span text:style-name="T2">{</text:span><text:span text:style-name="T4">'message'</text:span><text:span text:style-name="T2">: message</text:span><text:span text:style-name="T1">, </text:span><text:span text:style-name="T4">'login_form'</text:span><text:span text:style-name="T2">: form})        </text:span><text:span text:style-name="T1">else</text:span><text:span text:style-name="T2">:            message = </text:span><text:span text:style-name="T4">'Please correct below errors'            </text:span><text:span text:style-name="T1">return </text:span><text:span text:style-name="T2">render(request</text:span><text:span text:style-name="T1">, </text:span><text:span text:style-name="T4">"login.html"</text:span><text:span text:style-name="T1">,                          </text:span><text:span text:style-name="T2">{</text:span><text:span text:style-name="T4">'message'</text:span><text:span text:style-name="T2">: message</text:span><text:span text:style-name="T1">, </text:span><text:span text:style-name="T4">'login_form'</text:span><text:span text:style-name="T2">: form})</text:span><text:span text:style-name="T1">def </text:span><text:span text:style-name="T3">superadmin_dashboard</text:span><text:span text:style-name="T2">(request):    </text:span><text:span text:style-name="T1">if </text:span><text:span text:style-name="T2">request.method == </text:span><text:span text:style-name="T4">'GET'</text:span><text:span text:style-name="T2">:        </text:span><text:span text:style-name="T1">return </text:span><text:span text:style-name="T2">render(request</text:span><text:span text:style-name="T1">, </text:span><text:span text:style-name="T4">'superadmin.html'</text:span><text:span text:style-name="T1">, </text:span><text:span text:style-name="T2">{</text:span><text:span text:style-name="T4">'SuperadminSignupForm'</text:span><text:span text:style-name="T2">: SuperadminSignupForm()</text:span><text:span text:style-name="T1">,</text:span><text:span text:style-name="T2">})    </text:span><text:span text:style-name="T1">elif </text:span><text:span text:style-name="T2">request.method == </text:span><text:span text:style-name="T4">'POST'</text:span><text:span text:style-name="T2">:        form = SuperadminSignupForm(request.POST)        </text:span><text:span text:style-name="T1">if </text:span><text:span text:style-name="T2">form.is_valid():            user_name = form.cleaned_data[</text:span><text:span text:style-name="T4">'user_name'</text:span><text:span text:style-name="T2">].strip()            password = form.cleaned_data[</text:span><text:span text:style-name="T4">'password'</text:span><text:span text:style-name="T2">].strip()            user_type = form.cleaned_data[</text:span><text:span text:style-name="T4">'user_type'</text:span><text:span text:style-name="T2">].strip()            </text:span><text:span text:style-name="T1">if </text:span><text:span text:style-name="T2">user_type == </text:span><text:span text:style-name="T4">'principal'</text:span><text:span text:style-name="T2">:                user = User.objects.create(</text:span><text:span text:style-name="T5">username</text:span><text:span text:style-name="T2">=user_name</text:span><text:span text:style-name="T1">, </text:span><text:span text:style-name="T5">is_principal</text:span><text:span text:style-name="T2">=</text:span><text:span text:style-name="T1">True</text:span><text:span text:style-name="T2">)                user.set_password(password)                user.save()                message = </text:span><text:span text:style-name="T4">'User name " {} " is registred successfully'</text:span><text:span text:style-name="T2">.format(user_name)                form = SuperadminSignupForm()            </text:span><text:span text:style-name="T1">else</text:span><text:span text:style-name="T2">:                message = </text:span><text:span text:style-name="T4">'Selected user type is not a HOD'        </text:span><text:span text:style-name="T1">else</text:span><text:span text:style-name="T2">:            message = </text:span><text:span text:style-name="T4">'Please correct below errors'        </text:span><text:span text:style-name="T1">return </text:span><text:span text:style-name="T2">render(request</text:span><text:span text:style-name="T1">, </text:span><text:span text:style-name="T4">"superadmin.html"</text:span><text:span text:style-name="T1">,                      </text:span><text:span text:style-name="T2">{</text:span><text:span text:style-name="T4">'message'</text:span><text:span text:style-name="T2">: message</text:span><text:span text:style-name="T1">, </text:span><text:span text:style-name="T4">'SuperadminSignupForm'</text:span><text:span text:style-name="T2">: form})</text:span><text:span text:style-name="T6"># def signup(request):#     if request.method == 'POST':</text:span><text:span text:style-name="T1">def </text:span><text:span text:style-name="T3">logout_view</text:span><text:span text:style-name="T2">(request):    user = request.user    logout(request)    </text:span><text:span text:style-name="T1">return </text:span><text:span text:style-name="T2">render(request</text:span><text:span text:style-name="T1">, </text:span><text:span text:style-name="T4">'logout.html'</text:span><text:span text:style-name="T1">, </text:span><text:span text:style-name="T2">{</text:span><text:span text:style-name="T4">'user'</text:span><text:span text:style-name="T2">: user})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19:24:26.262690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3:10:22.021948972</meta:creation-date>
    <dc:date>2020-04-30T19:27:19.679166472</dc:date>
    <meta:editing-duration>PT2H5M45S</meta:editing-duration>
    <meta:editing-cycles>6</meta:editing-cycles>
    <meta:generator>LibreOffice/6.0.7.3$Linux_X86_64 LibreOffice_project/00m0$Build-3</meta:generator>
    <meta:document-statistic meta:table-count="1" meta:cell-count="18" meta:object-count="0"/>
  </office:meta>
</office:document-meta>
</file>